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style:font-name="Times New Roman1" style:font-name-asian="Times New Roman1" style:font-name-complex="Times New Roman1"/>
    </style:style>
    <style:style style:name="P7" style:family="paragraph" style:parent-style-name="Text_20_body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9" style:family="paragraph" style:parent-style-name="Příklad">
      <style:paragraph-properties fo:margin-left="1.251cm" fo:margin-right="0cm" fo:text-indent="0cm" style:auto-text-indent="false"/>
    </style:style>
    <style:style style:name="P10" style:family="paragraph" style:parent-style-name="Text_20_body">
      <style:paragraph-properties fo:margin-left="3.752cm" fo:margin-right="0cm" fo:text-indent="-0.635cm" style:auto-text-indent="false"/>
    </style:style>
    <style:style style:name="P11" style:family="paragraph" style:parent-style-name="Text_20_body">
      <style:paragraph-properties fo:margin-left="2.501cm" fo:margin-right="0cm" fo:text-indent="-1.524cm" style:auto-text-indent="false"/>
    </style:style>
    <style:style style:name="P12" style:family="paragraph" style:parent-style-name="Zdrojový_20_kód">
      <style:paragraph-properties fo:margin-left="2.501cm" fo:margin-right="1.45cm" fo:text-indent="0cm" style:auto-text-indent="false"/>
    </style:style>
    <style:style style:name="P13" style:family="paragraph" style:parent-style-name="Standard" style:list-style-name="L1">
      <style:paragraph-properties fo:margin-left="3.752cm" fo:margin-right="0cm" fo:text-indent="-0.635cm" style:auto-text-indent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4">
      <style:text-properties style:font-name="Times New Roman"/>
    </style:style>
    <style:style style:name="P19" style:family="paragraph" style:parent-style-name="Text_20_body" style:list-style-name="L5"/>
    <style:style style:name="P20" style:family="paragraph" style:parent-style-name="Text_20_body" style:list-style-name="L5">
      <style:text-properties fo:font-style="normal" style:font-style-asian="normal" style:font-style-complex="normal"/>
    </style:style>
    <style:style style:name="P21" style:family="paragraph" style:parent-style-name="Text_20_body" style:list-style-name="L6">
      <style:text-properties fo:font-style="normal" style:font-style-asian="normal" style:font-style-complex="normal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text-properties style:font-name="Times New Roman1" style:font-name-asian="Times New Roman1" style:font-name-complex="Times New Roman1"/>
    </style:style>
    <style:style style:name="P24" style:family="paragraph" style:parent-style-name="Text_20_body" style:list-style-name="L8">
      <style:text-properties style:font-name="Times New Roman1" style:font-name-asian="Times New Roman1" style:font-name-complex="Times New Roman1"/>
    </style:style>
    <style:style style:name="P25" style:family="paragraph" style:parent-style-name="Text_20_body" style:list-style-name="L9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P26" style:family="paragraph" style:parent-style-name="Text_20_body" style:list-style-name="L10"/>
    <style:style style:name="P27" style:family="paragraph" style:parent-style-name="Text_20_body" style:list-style-name="L13"/>
    <style:style style:name="P28" style:family="paragraph" style:parent-style-name="Text_20_body" style:list-style-name="L15"/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31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32" style:family="paragraph" style:parent-style-name="Text_20_body" style:list-style-name="L12">
      <style:paragraph-properties fo:margin-left="3.752cm" fo:margin-right="0cm" fo:text-indent="-0.635cm" style:auto-text-indent="false"/>
    </style:style>
    <style:style style:name="P33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34" style:family="paragraph" style:parent-style-name="Text_20_body" style:list-style-name="L1">
      <style:paragraph-properties fo:margin-left="0cm" fo:margin-right="0cm" fo:text-indent="0cm" style:auto-text-indent="false"/>
    </style:style>
    <style:style style:name="P35" style:family="paragraph" style:parent-style-name="Text_20_body" style:list-style-name="L12">
      <style:paragraph-properties fo:margin-left="1.251cm" fo:margin-right="0cm" fo:text-indent="-0.635cm" style:auto-text-indent="false"/>
    </style:style>
    <style:style style:name="P36" style:family="paragraph" style:parent-style-name="Text_20_body" style:list-style-name="L12">
      <style:paragraph-properties fo:margin-left="2.501cm" fo:margin-right="0cm" fo:text-indent="-0.635cm" style:auto-text-indent="false"/>
    </style:style>
    <style:style style:name="P37" style:family="paragraph" style:parent-style-name="Text_20_body">
      <style:paragraph-properties fo:margin-left="1.251cm" fo:margin-right="0cm" fo:text-indent="1.039cm" style:auto-text-indent="false"/>
    </style:style>
    <style:style style:name="P38" style:family="paragraph" style:parent-style-name="Text_20_body">
      <style:paragraph-properties fo:margin-left="0cm" fo:margin-right="0cm" fo:text-indent="1.039cm" style:auto-text-indent="false"/>
    </style:style>
    <style:style style:name="P39" style:family="paragraph" style:parent-style-name="Text_20_body">
      <style:paragraph-properties fo:margin-left="0cm" fo:margin-right="0cm" fo:text-indent="1.039cm" style:auto-text-indent="false"/>
      <style:text-properties fo:font-weight="bold" style:font-weight-asian="bold" style:font-weight-complex="bold"/>
    </style:style>
    <style:style style:name="P40" style:family="paragraph" style:parent-style-name="Zdrojový_20_kód" style:list-style-name="L14">
      <style:paragraph-properties fo:margin-left="2.501cm" fo:margin-right="1.45cm" fo:text-indent="0cm" style:auto-text-indent="false"/>
    </style:style>
    <style:style style:name="P41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P43" style:family="paragraph" style:parent-style-name="Heading_20_2" style:list-style-name=""/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style:font-name="Times New Roman1" style:font-name-asian="Times New Roman1" style:font-name-complex="Times New Roman1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0" style:family="paragraph" style:parent-style-name="Heading_20_4">
      <style:paragraph-properties fo:margin-left="2.501cm" fo:margin-right="0cm" fo:text-indent="-1.524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Courier" fo:font-style="normal" style:font-style-asian="normal" style:font-style-complex="normal"/>
    </style:style>
    <style:style style:name="T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1" style:font-name-asian="Times New Roman1" style:font-name-complex="Times New Roman1"/>
    </style:style>
    <style:style style:name="T12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3" style:family="text">
      <style:text-properties style:font-name="Courier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3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46"><text:a xlink:type="simple" xlink:href="#__RefHeading__269_415693079" text:style-name="Internet_20_link" text:visited-style-name="Internet_20_link">Golem</text:a><text:tab/>1</text:p>
          <text:p text:style-name="P47"><text:a xlink:type="simple" xlink:href="#__RefHeading__381_415693079" text:style-name="Internet_20_link" text:visited-style-name="Internet_20_link">Základní prvky systému</text:a><text:tab/>2</text:p>
          <text:p text:style-name="P48"><text:a xlink:type="simple" xlink:href="#__RefHeading__383_415693079" text:style-name="Internet_20_link" text:visited-style-name="Internet_20_link">Komunikace modulů</text:a><text:tab/>2</text:p>
          <text:p text:style-name="P48"><text:a xlink:type="simple" xlink:href="#__RefHeading__385_415693079" text:style-name="Internet_20_link" text:visited-style-name="Internet_20_link">Objekty</text:a><text:tab/>3</text:p>
          <text:p text:style-name="P47"><text:a xlink:type="simple" xlink:href="#__RefHeading__951_713592454" text:style-name="Internet_20_link" text:visited-style-name="Internet_20_link">Mřížka</text:a><text:tab/>4</text:p>
          <text:p text:style-name="P47"><text:a xlink:type="simple" xlink:href="#__RefHeading__953_713592454" text:style-name="Internet_20_link" text:visited-style-name="Internet_20_link">Server</text:a><text:tab/>5</text:p>
          <text:p text:style-name="P47"><text:a xlink:type="simple" xlink:href="#__RefHeading__387_415693079" text:style-name="Internet_20_link" text:visited-style-name="Internet_20_link">Zdrojové kódy</text:a><text:tab/>6</text:p>
          <text:p text:style-name="P48"><text:a xlink:type="simple" xlink:href="#__RefHeading__391_415693079" text:style-name="Internet_20_link" text:visited-style-name="Internet_20_link">Umístění zdrojových kódů</text:a><text:tab/>6</text:p>
          <text:p text:style-name="P48"><text:a xlink:type="simple" xlink:href="#__RefHeading__955_713592454" text:style-name="Internet_20_link" text:visited-style-name="Internet_20_link">Adresářová struktura zdrojových kódů</text:a><text:tab/>6</text:p>
          <text:p text:style-name="P48"><text:a xlink:type="simple" xlink:href="#__RefHeading__957_713592454" text:style-name="Internet_20_link" text:visited-style-name="Internet_20_link">Moduly psané v C, C++</text:a><text:tab/>7</text:p>
          <text:p text:style-name="P48"><text:a xlink:type="simple" xlink:href="#__RefHeading__959_713592454" text:style-name="Internet_20_link" text:visited-style-name="Internet_20_link">Testování</text:a><text:tab/>7</text:p>
          <text:p text:style-name="P49"><text:a xlink:type="simple" xlink:href="#__RefHeading__1071_713592454" text:style-name="Internet_20_link" text:visited-style-name="Internet_20_link">Příklad</text:a><text:tab/>7</text:p>
          <text:p text:style-name="P49"><text:a xlink:type="simple" xlink:href="#__RefHeading__1073_713592454" text:style-name="Internet_20_link" text:visited-style-name="Internet_20_link">Spouštění testu</text:a><text:tab/>8</text:p>
          <text:p text:style-name="P47"><text:a xlink:type="simple" xlink:href="#__RefHeading__516_1358141614" text:style-name="Internet_20_link" text:visited-style-name="Internet_20_link">Lokalizace</text:a><text:tab/>9</text:p>
          <text:p text:style-name="P48"><text:a xlink:type="simple" xlink:href="#__RefHeading__518_1358141614" text:style-name="Internet_20_link" text:visited-style-name="Internet_20_link">Integrování lokalizace</text:a><text:tab/>9</text:p>
          <text:p text:style-name="P49"><text:a xlink:type="simple" xlink:href="#__RefHeading__520_1358141614" text:style-name="Internet_20_link" text:visited-style-name="Internet_20_link">Vytvoření</text:a><text:tab/>9</text:p>
          <text:p text:style-name="P49"><text:a xlink:type="simple" xlink:href="#__RefHeading__522_1358141614" text:style-name="Internet_20_link" text:visited-style-name="Internet_20_link">Použití</text:a><text:tab/>9</text:p>
          <text:p text:style-name="P47"><text:a xlink:type="simple" xlink:href="#__RefHeading__393_415693079" text:style-name="Internet_20_link" text:visited-style-name="Internet_20_link">Distribuce</text:a><text:tab/>10</text:p>
          <text:p text:style-name="P47"><text:a xlink:type="simple" xlink:href="#__RefHeading__395_415693079" text:style-name="Internet_20_link" text:visited-style-name="Internet_20_link">Licence</text:a><text:tab/>10</text:p>
        </text:index-body>
      </text:table-of-content>
      <text:p text:style-name="P8"/>
      <text:h text:style-name="P43" text:outline-level="2"/>
      <text:h text:style-name="P44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1526756764" text:style-name="L1">
        <text:list-item>
          <text:p text:style-name="P14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13"><text:span text:style-name="T1">Správa kolizí </text:span>– jsou volány mřížkou při vyhodnocování obsazení políčka více prvky. Volá se vždy u iniciátora kolize.</text:p>
              <text:p text:style-name="P42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13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14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14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30"><text:span text:style-name="T1">Samotné vykreslení </text:span>– obstarává pouze vykreslení jednotlivých objektů z mřížky.</text:p>
            </text:list-item>
            <text:list-item>
              <text:p text:style-name="P30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33">Není aktivován žádný objekt.</text:p>
                </text:list-item>
                <text:list-item>
                  <text:p text:style-name="P33">U daného objektu není interakce definována (např. klávesová zkratka)</text:p>
                </text:list-item>
              </text:list>
            </text:list-item>
            <text:list-item>
              <text:p text:style-name="P30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30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34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2164301078" text:style-name="L2">
        <text:list-item>
          <text:p text:style-name="P15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5"><text:span text:style-name="T1">Mřížka → Objekty <text:line-break/></text:span><text:span text:style-name="T5">P</text:span>ři naplánování delších cest aktualizuje souřadnice objektu.</text:p>
        </text:list-item>
        <text:list-item>
          <text:p text:style-name="P15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5">Komunikace mezi moduly je daná přesným způsobem, jak tyto komunikace mají probíhat.</text:p>
      <text:list xml:id="list1836359500" text:style-name="L3">
        <text:list-item>
          <text:p text:style-name="P16"><text:span text:style-name="T1">Objekt → Mřížka – </text:span><text:span text:style-name="T5">objekt volá metody mřížky</text:span></text:p>
          <text:list>
            <text:list-item>
              <text:p text:style-name="P16"><text:span text:style-name="T7">update(Object)</text:span><text:span text:style-name="T9"> – předá mřížce veškeré informace o sobě. Ta pošle k vykreslení aktualizaci. Slouží ke změně obrázku, teleportacím v mřížce apod.</text:span></text:p>
            </text:list-item>
            <text:list-item>
              <text:p text:style-name="P16"><text:span text:style-name="T7">teleport(Object, [x, y]) </text:span><text:span text:style-name="T9">– teleportuje objekt, přemístí ho bez procházení cesty.</text:span></text:p>
            </text:list-item>
            <text:list-item>
              <text:p text:style-name="P16"><text:span text:style-name="T7">goTo(Object, [x, y], speed) </text:span><text:span text:style-name="T9"><text:s/>- danou rychlostí přemístí objekt po nejkratší cestě. Pokud rychlost není udána, použije se výchozí objektu.</text:span></text:p>
            </text:list-item>
          </text:list>
        </text:list-item>
        <text:list-item>
          <text:p text:style-name="P16"><text:span text:style-name="T10">Mřížka → Vykreslení (I.)</text:span><text:span text:style-name="T9"> - <text:s/>vzniká v závislosti na volání update,<text:line-break/>volá metodu <text:s/></text:span><text:span text:style-name="T7">updateCell([x, y], [Objects)</text:span><text:span text:style-name="T9">, které předá množinu souřadnic a množinu objektů.</text:span></text:p>
        </text:list-item>
        <text:list-item>
          <text:p text:style-name="P16"><text:span text:style-name="T9">Vykreslení (II.) → Objekt (II.) <text:s/>- volá metodu </text:span><text:span text:style-name="T7">action(type)</text:span><text:span text:style-name="T9">, které předává řetězec ve formátu</text:span></text:p>
        </text:list-item>
      </text:list>
      <text:list xml:id="list1385649530" text:style-name="L4">
        <text:list-item>
          <text:list>
            <text:list-item>
              <text:p text:style-name="P17">&lt;*&gt; - pro akční klávesy (shift, control, akce myši...)</text:p>
            </text:list-item>
            <text:list-item>
              <text:p text:style-name="P17">* - pro ostatní</text:p>
              <text:p text:style-name="P41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4">Základní vlastnosti:</text:p>
      <text:list xml:id="list1314083955" text:style-name="L5">
        <text:list-item>
          <text:p text:style-name="P19">Jméno</text:p>
        </text:list-item>
        <text:list-item>
          <text:p text:style-name="P19">X a Y pozice<text:span text:style-name="T2"> (integer)</text:span></text:p>
        </text:list-item>
        <text:list-item>
          <text:p text:style-name="P20">Viditelnost (boolean)</text:p>
        </text:list-item>
        <text:list-item>
          <text:p text:style-name="P19">Možnost pohybu<text:span text:style-name="T2"> (boolean)</text:span></text:p>
        </text:list-item>
        <text:list-item>
          <text:p text:style-name="P20">Cesta k obrázku (instance <text:span text:style-name="T2">ObjectImage</text:span>)</text:p>
        </text:list-item>
      </text:list>
      <text:p text:style-name="P1">Základní metody:</text:p>
      <text:list xml:id="list2053846849" text:style-name="L6">
        <text:list-item>
          <text:p text:style-name="P21">změna pozice</text:p>
        </text:list-item>
        <text:list-item>
          <text:p text:style-name="P21">nastavení pohyblivosti</text:p>
        </text:list-item>
        <text:list-item>
          <text:p text:style-name="P21">nastavení obrázku</text:p>
        </text:list-item>
      </text:list>
      <text:p text:style-name="P2">Veškeré vlastnosti objektů by měly být soukromé (privat) a jejich editace by byla umožněna <text:soft-page-break/>pouze příslušnými metodami z důvodu snadné akce na změnu vlastnost.</text:p>
      <text:p text:style-name="P9">U objektu auto se změní vlastnost obrázek z auto.gif na auto-horici.gif. Funkce, která tuto změnu způsobí, zároveň zašle signál na mřížku, která tuto událost předá k vykreslení.</text:p>
      <text:h text:style-name="P43" text:outline-level="2"><text:bookmark text:name="__RefHeading__951_713592454"/>Mřížka<text:bookmark-end text:name="__RefHeading__951_713592454"/></text:h>
      <text:p text:style-name="Text_20_body">Základní vlastnosti:</text:p>
      <text:list xml:id="list144776525" text:style-name="L7">
        <text:list-item>
          <text:p text:style-name="P22">rozměry (X, Y)</text:p>
        </text:list-item>
        <text:list-item>
          <text:p text:style-name="P22">pole ( X <text:span text:style-name="T11">x Y) </text:span></text:p>
        </text:list-item>
        <text:list-item>
          <text:p text:style-name="P23">seznam objektů v poli</text:p>
        </text:list-item>
      </text:list>
      <text:h text:style-name="P45" text:outline-level="2"><text:bookmark text:name="__RefHeading__953_713592454"/>Server<text:bookmark-end text:name="__RefHeading__953_713592454"/></text:h>
      <text:p text:style-name="Text_20_body"><text:span text:style-name="T11">Server pro famework Golem by měl sloužit především</text:span><text:span text:style-name="T12"> k výuce </text:span><text:span text:style-name="T11">a základnímu pochopení algoritmů. Tomuto poslání by měla odpovídat jeho jednoduchost, přímost a rozsáhlá dokumentace.</text:span></text:p>
      <text:p text:style-name="P7">Měl by umožňovat:</text:p>
      <text:list xml:id="list2099503954" text:style-name="L8">
        <text:list-item>
          <text:p text:style-name="P24">rychlou tvorbu skriptu pro rozpohybování postavičky v poli</text:p>
        </text:list-item>
        <text:list-item>
          <text:p text:style-name="P24">používání příkazů v rodném jazyce</text:p>
        </text:list-item>
        <text:list-item>
          <text:p text:style-name="P24">po registraci možnost ukládání skriptů</text:p>
        </text:list-item>
        <text:list-item>
          <text:p text:style-name="P24">nápovědu se základním použitím a některými jednoduchými algoritmy</text:p>
        </text:list-item>
        <text:list-item>
          <text:p text:style-name="P24">interaktivní příkazový řádek s napovídáním</text:p>
        </text:list-item>
        <text:list-item>
          <text:p text:style-name="P24">bublinkovou nápovědu s možnými akcemi (v závislosti na aktivním subjektu)</text:p>
        </text:list-item>
        <text:list-item>
          <text:p text:style-name="P24">skriptování stylem Drag&amp;Drop – přetažení postavičky do interpretu vyvolá vypsání jejího názvu</text:p>
        </text:list-item>
      </text:list>
      <text:p text:style-name="P6"/>
      <text:p text:style-name="P7">Bude postaven na:</text:p>
      <text:list xml:id="list1111225877" text:style-name="L9">
        <text:list-item>
          <text:p text:style-name="P25">Linux</text:p>
        </text:list-item>
        <text:list-item>
          <text:p text:style-name="P25">Apache + CGI skripty v Perlu</text:p>
        </text:list-item>
        <text:list-item>
          <text:p text:style-name="P25">Python 2.6</text:p>
        </text:list-item>
        <text:list-item>
          <text:p text:style-name="P25">HTML, JQuery</text:p>
        </text:list-item>
      </text:list>
      <text:h text:style-name="P44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256348200" text:style-name="L10">
        <text:list-item>
          <text:p text:style-name="P26">Zdrojové kódy jsou psané zásadně v anglickém jazyce, stejně tak veškeré komentáře přímo v kódu.</text:p>
        </text:list-item>
        <text:list-item>
          <text:p text:style-name="P26">Čistý kód nepotřebuje nadbytek komentářů.</text:p>
        </text:list-item>
        <text:list-item>
          <text:p text:style-name="P26">Zdrojové soubory neobsahují zakomentovaný kód. K uchování historie souboru slouží Git.</text:p>
        </text:list-item>
        <text:list-item>
          <text:p text:style-name="P26">Používání smysluplných názvů proměnných, funkcí apod.</text:p>
        </text:list-item>
        <text:list-item>
          <text:p text:style-name="P26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26">U názvů objektů, tříd je psáno každé první písmeno velké:<text:line-break/><text:span text:style-name="T6">class MyFirstObject(Object):</text:span></text:p>
        </text:list-item>
        <text:list-item>
          <text:p text:style-name="P26">Je zachována logická struktura kódu umožňující čtení kódu odshora dolů – metoda sestupu.</text:p>
        </text:list-item>
        <text:list-item>
          <text:p text:style-name="P26">Funkce by měly vždy obsluhovat právě jeden problém – nepsat univerzální funkce.</text:p>
        </text:list-item>
        <text:list-item>
          <text:p text:style-name="P26">Funkce by měly přijímat co nejméně argumentů.</text:p>
        </text:list-item>
        <text:list-item>
          <text:p text:style-name="P26">Nepoužívají se „magická čísla“, ale konstanty.</text:p>
        </text:list-item>
        <text:list-item>
          <text:p text:style-name="P26">Kód se neopakuje.</text:p>
        </text:list-item>
      </text:list>
      <text:p text:style-name="Text_20_body">Zdroj: <text:span text:style-name="T2">[Čistý kód, Robert C. Martin | CPress 2009] <text:s/></text:span></text:p>
      <text:list xml:id="list269866285" text:style-name="L11">
        <text:list-item>
          <text:list>
            <text:list-item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<text:bookmark text:name="__RefHeading__955_713592454"/>Adresářová struktura zdrojových kódů<text:bookmark-end text:name="__RefHeading__955_713592454"/></text:h>
      <text:list xml:id="list1211656790" text:style-name="L12">
        <text:list-item>
          <text:p text:style-name="P35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36"><text:span text:style-name="T1">/bin </text:span>– spustitelné skripty pro Linux, kterými je možné spustit Python s předimportovaným modulem golem</text:p>
            </text:list-item>
            <text:list-item>
              <text:p text:style-name="P36"><text:span text:style-name="T1">/docs</text:span> – soubory s nápovědou (GNOME, OMF, man stránka) a API dokumentací</text:p>
            </text:list-item>
            <text:list-item>
              <text:p text:style-name="P36"><text:span text:style-name="T1">/golem</text:span> – samotné zdrojové kódy frameworku</text:p>
              <text:list>
                <text:list-item>
                  <text:p text:style-name="P32"><text:span text:style-name="T1">/golem/libs</text:span> – možné knihovny – obecné funkce, rozšíření moduly v C...</text:p>
                </text:list-item>
                <text:list-item>
                  <text:p text:style-name="P32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32"><text:soft-page-break/><text:span text:style-name="T1">/golem/objects</text:span> – základní vzory objektů</text:p>
                </text:list-item>
                <text:list-item>
                  <text:p text:style-name="P32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10"/>
      <text:h text:style-name="Heading_20_3" text:outline-level="3"><text:bookmark text:name="__RefHeading__957_713592454"/>Moduly psané v C, C++<text:bookmark-end text:name="__RefHeading__957_713592454"/></text:h>
      <text:p text:style-name="Text_20_body">Přidání modulu do <text:span text:style-name="T6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Heading_20_3" text:outline-level="3"><text:bookmark text:name="__RefHeading__959_713592454"/>Testování<text:bookmark-end text:name="__RefHeading__959_713592454"/></text:h>
      <text:p text:style-name="Text_20_body">V zájmu o co nejspolehlivější kód je důležité dbát testy jeho funkčnosti. Obecný spolehlivý postup by měl být:</text:p>
      <text:list xml:id="list547535664" text:style-name="L13">
        <text:list-item>
          <text:p text:style-name="P27">Napsání testů</text:p>
        </text:list-item>
        <text:list-item>
          <text:p text:style-name="P27">Ověření, že všechny testy selžou</text:p>
        </text:list-item>
        <text:list-item>
          <text:p text:style-name="P27">Napsání kódů</text:p>
        </text:list-item>
        <text:list-item>
          <text:p text:style-name="P27">Ověření funkčnosti pomocí testů</text:p>
        </text:list-item>
        <text:list-item>
          <text:p text:style-name="P27">Refaktorizace kódu s opakovaným testováním</text:p>
        </text:list-item>
      </text:list>
      <text:h text:style-name="P50" text:outline-level="4"><text:bookmark text:name="__RefHeading__1071_713592454"/>Příklad<text:bookmark-end text:name="__RefHeading__1071_713592454"/></text:h>
      <text:p text:style-name="P11">Testovaná funkce v souboru <text:span text:style-name="T6">./golem/libs/math.py</text:span>:</text:p>
      <text:p text:style-name="Zdrojový_20_kód">def sum(list):<text:line-break/><text:tab/>sum = 0<text:line-break/><text:tab/>for i in list:<text:line-break/><text:tab/><text:tab/>sum += int(i)<text:line-break/><text:tab/><text:line-break/><text:tab/>return sum<text:line-break/></text:p>
      <text:p text:style-name="P11">Testovací třída v souboru <text:span text:style-name="T8">./golem/tests/testSum.py</text:span>:</text:p>
      <text:p text:style-name="Zdrojový_20_kód"><text:soft-page-break/>import unittest<text:line-break/>from libs.math import sum<text:line-break/><text:line-break/>class TestSum(unittest.TestCase):<text:line-break/><text:tab/>def setUp(self):<text:line-break/><text:tab/><text:tab/>pass<text:line-break/><text:line-break/><text:tab/>def test_setSum(self):<text:line-break/><text:tab/><text:tab/>list = [20,-20,40,-40,50<text:line-break/><text:tab/><text:tab/>self.assertEqual(sum(list), 50)<text:tab/><text:line-break/></text:p>
      <text:h text:style-name="Heading_20_4" text:outline-level="4"><text:bookmark text:name="__RefHeading__1073_713592454"/>Spouštění testu<text:bookmark-end text:name="__RefHeading__1073_713592454"/></text:h>
      <text:p text:style-name="Text_20_body">Pomocí skriptu <text:span text:style-name="T6">tests.sh</text:span></text:p>
      <text:list xml:id="list1011098125" text:style-name="L14">
        <text:list-item>
          <text:p text:style-name="P18">všechny testy</text:p>
          <text:p text:style-name="P40">sh tests.sh </text:p>
        </text:list-item>
        <text:list-item>
          <text:p text:style-name="P18">pouze jeden soubor</text:p>
        </text:list-item>
      </text:list>
      <text:p text:style-name="P12">sh tests.sh testSum.py</text:p>
      <text:p text:style-name="Text_20_body">Průběh testů se zobrazí jak v konsoli, tak ve výstupní HTML souboru <text:span text:style-name="T6">tests.html</text:span>.</text:p>
      <text:p text:style-name="Text_20_body"/>
      <text:h text:style-name="P44" text:outline-level="2"><text:bookmark text:name="__RefHeading__516_1358141614"/>Lokalizace<text:bookmark-end text:name="__RefHeading__516_1358141614"/></text:h>
      <text:p text:style-name="Text_20_body">V zájmu o co nejlepší přizpůsobení, je dbáno na patřičnou lokalizaci. Jedná se především o zobrazování chybových hlášek a dokumentace v národním jazyce, dále pak o používání funkcí s upravenými názvy.</text:p>
      <text:h text:style-name="Heading_20_3" text:outline-level="3"><text:bookmark text:name="__RefHeading__518_1358141614"/>Integrování lokalizace<text:bookmark-end text:name="__RefHeading__518_1358141614"/></text:h>
      <text:p text:style-name="Text_20_body">Je použito balíčku <text:span text:style-name="T6">gettext</text:span>. </text:p>
      <text:p text:style-name="P4">Použití v kódu:</text:p>
      <text:p text:style-name="Zdrojový_20_kód">from libs.i18n import *<text:line-break/><text:line-break/>def helloWorld():<text:line-break/><text:tab/>print _('Hello, World!') # it will be transleted<text:line-break/><text:tab/>print 'How are you?' # it will NOT<text:line-break/></text:p>
      <text:p text:style-name="P4">Získání z kódu:</text:p>
      <text:p text:style-name="Zdrojový_20_kód">python setup.py update_catalog</text:p>
      <text:p text:style-name="P37">Příkaz aktualizuje výchozí soubor <text:span text:style-name="T6">./golem/locale/golem.pot</text:span> i jednotlivé národnostní lokalizace (v <text:span text:style-name="T6">./golem/locale/*/LC_MESSAGES/</text:span>)</text:p>
      <text:p text:style-name="P4">Vytvoření národní lokalizace:</text:p>
      <text:p text:style-name="Zdrojový_20_kód">python setup.py init_catalog -l es</text:p>
      <text:p text:style-name="P37">Při nahrazení <text:span text:style-name="T6">es</text:span> (Španělština) požadovaným jazykem (jeho zkratkou, např. <text:span text:style-name="T6">cs</text:span>, <text:span text:style-name="T6">en</text:span>).</text:p>
      <text:p text:style-name="P37">Při tomto kroku bude vytvořen nový soubor v <text:span text:style-name="T6">./golem/locale/*/LC_MESSAGES/</text:span><text:span text:style-name="T14">. </text:span></text:p>
      <text:p text:style-name="P37"><text:span text:style-name="T15">Nepoužívat pokud je již lokalizace v daném jazyce vytvořena!</text:span><text:span text:style-name="T14"> Přepíše původní soubor bez možnosti návratu. (Půjde vrátit díky Gitu, takže se zase tolik nestane.)</text:span></text:p>
      <text:p text:style-name="P39"><text:span text:style-name="T14">Zkompilování lokalizací:</text:span></text:p>
      <text:p text:style-name="Zdrojový_20_kód">python setup.py compile_catalog</text:p>
      <text:h text:style-name="Heading_20_4" text:outline-level="4"><text:bookmark text:name="__RefHeading__522_1358141614"/>Změna lokalizace za <text:bookmark-end text:name="__RefHeading__522_1358141614"/></text:h>
      <text:p text:style-name="Text_20_body">Po naimportování balíčku golem bude načtena výchozí systémová lokalizace. Pro její změnu lze volat:</text:p>
      <text:p text:style-name="Zdrojový_20_kód">libs.i18n.lang.change('en')</text:p>
      <text:p text:style-name="Text_20_body">Pokud je již naimportován modul libs.i18n, stačí volat:</text:p>
      <text:p text:style-name="Zdrojový_20_kód">from libs.i18n import *<text:line-break/>…</text:p>
      <text:p text:style-name="Zdrojový_20_kód">lang.change('en')</text:p>
      <text:p text:style-name="Text_20_body"><text:soft-page-break/></text:p>
      <text:p text:style-name="P38"/>
      <text:h text:style-name="P44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792100114" text:style-name="L15">
        <text:list-item>
          <text:p text:style-name="P28">software je možno šířit jak komerčně, tak jako open-source</text:p>
        </text:list-item>
        <text:list-item>
          <text:p text:style-name="P28">je možno šířit upravený software bez zveřejnění zdrojových kódů</text:p>
        </text:list-item>
        <text:list-item>
          <text:p text:style-name="P28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11H04M57S</meta:editing-duration>
    <meta:editing-cycles>59</meta:editing-cycles>
    <meta:generator>OpenOffice.org/3.2$Linux OpenOffice.org_project/320m12$Build-9483</meta:generator>
    <dc:date>2010-07-21T16:26:41</dc:date>
    <meta:document-statistic meta:table-count="0" meta:image-count="0" meta:object-count="0" meta:page-count="11" meta:paragraph-count="171" meta:word-count="1578" meta:character-count="10776"/>
  </office:meta>
</office:document-meta>
</file>